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" svg:font-family="Cambria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List_20_Paragraph">
      <style:paragraph-properties fo:margin-left="0.75in" fo:margin-right="0in" fo:text-indent="0in" style:auto-text-indent="false"/>
    </style:style>
    <style:style style:name="P2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 style:list-style-name="L1">
      <style:text-properties fo:font-weight="bold" style:font-weight-asian="bold"/>
    </style:style>
    <style:style style:name="P6" style:family="paragraph" style:parent-style-name="Standard" style:list-style-name="L1">
      <style:text-properties fo:font-weight="bold" style:font-weight-asian="bold" style:font-weight-complex="bold"/>
    </style:style>
    <style:style style:name="P7" style:family="paragraph" style:parent-style-name="Standard" style:list-style-name="L1">
      <style:text-properties fo:font-weight="normal" style:font-weight-asian="normal" style:font-weight-complex="normal"/>
    </style:style>
    <style:style style:name="P8" style:family="paragraph" style:parent-style-name="List_20_Paragraph" style:list-style-name="L1"/>
    <style:style style:name="P9" style:family="paragraph" style:parent-style-name="List_20_Paragraph" style:list-style-name="L1">
      <style:text-properties fo:font-weight="normal" style:font-weight-asian="normal" style:font-weight-complex="normal"/>
    </style:style>
    <style:style style:name="P10" style:family="paragraph" style:parent-style-name="List_20_Paragraph" style:list-style-name="L1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stellation Specs Sheet</text:p>
      <text:p text:style-name="Standard"/>
      <text:list xml:id="list29483970" text:style-name="L1">
        <text:list-item>
          <text:p text:style-name="P5">Login/User Identification (Persistent)</text:p>
          <text:list>
            <text:list-item>
              <text:p text:style-name="P3">Constellation custom login</text:p>
            </text:list-item>
            <text:list-item>
              <text:p text:style-name="P3">User uses email, a login name and password to create an account</text:p>
              <text:list>
                <text:list-item>
                  <text:p text:style-name="P3">User logs in to Facebook (Saved Locally)</text:p>
                </text:list-item>
                <text:list-item>
                  <text:p text:style-name="P3">User logs in to Twitter (Saved Locally)</text:p>
                </text:list-item>
              </text:list>
            </text:list-item>
            <text:list-item>
              <text:p text:style-name="P3">Upcoming Screenings</text:p>
            </text:list-item>
          </text:list>
        </text:list-item>
        <text:list-item>
          <text:p text:style-name="P6">Static Content (Persistent)</text:p>
          <text:list>
            <text:list-item>
              <text:p text:style-name="P3">Contact</text:p>
            </text:list-item>
            <text:list-item>
              <text:p text:style-name="P3">Terms of Service</text:p>
            </text:list-item>
            <text:list-item>
              <text:p text:style-name="P3">Privacy Policy</text:p>
            </text:list-item>
            <text:list-item>
              <text:p text:style-name="P3">Purchase Policy</text:p>
            </text:list-item>
            <text:list-item>
              <text:p text:style-name="P3">How It Works</text:p>
            </text:list-item>
            <text:list-item>
              <text:p text:style-name="P3">FAQ's</text:p>
            </text:list-item>
            <text:list-item>
              <text:p text:style-name="P3">About Us</text:p>
            </text:list-item>
            <text:list-item>
              <text:p text:style-name="P3">Want To Host A Screening (TBD)</text:p>
            </text:list-item>
          </text:list>
        </text:list-item>
        <text:list-item>
          <text:p text:style-name="P6">Sharing (Persistent)</text:p>
          <text:list>
            <text:list-item>
              <text:p text:style-name="P3">Twitter (Constellation Home)</text:p>
            </text:list-item>
            <text:list-item>
              <text:p text:style-name="P3">Facebook (Constellation Home)</text:p>
            </text:list-item>
          </text:list>
        </text:list-item>
        <text:list-item>
          <text:p text:style-name="P6">Homepage</text:p>
          <text:list>
            <text:list-item>
              <text:p text:style-name="P7">Featured Showtimes All Films</text:p>
              <text:list>
                <text:list-item>
                  <text:p text:style-name="P7">Join Link</text:p>
                </text:list-item>
                <text:list-item>
                  <text:p text:style-name="P7">Show Information (iCal format)</text:p>
                </text:list-item>
                <text:list-item>
                  <text:p text:style-name="P7">Expandable Rollover (TBD)</text:p>
                </text:list-item>
              </text:list>
            </text:list-item>
            <text:list-item>
              <text:p text:style-name="P7">Poster Carousel</text:p>
            </text:list-item>
          </text:list>
        </text:list-item>
        <text:list-item>
          <text:p text:style-name="P6">Film Specific</text:p>
          <text:list>
            <text:list-item>
              <text:p text:style-name="P7">Trailer</text:p>
            </text:list-item>
            <text:list-item>
              <text:p text:style-name="P7">Reviews</text:p>
            </text:list-item>
            <text:list-item>
              <text:p text:style-name="P7">Film Details</text:p>
            </text:list-item>
            <text:list-item>
              <text:p text:style-name="P7">Screening Schedule</text:p>
              <text:list>
                <text:list-item>
                  <text:p text:style-name="P7">Join Link</text:p>
                </text:list-item>
                <text:list-item>
                  <text:p text:style-name="P7">Showtime Information</text:p>
                  <text:list>
                    <text:list-item>
                      <text:p text:style-name="P7">Calendar With Further Showtimes</text:p>
                    </text:list-item>
                    <text:list-item>
                      <text:p text:style-name="P7">Expandable Rollover (TBD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Purchase Tickets</text:p>
          <text:list>
            <text:list-item>
              <text:p text:style-name="P7">Trailer</text:p>
            </text:list-item>
            <text:list-item>
              <text:p text:style-name="P7">Screening Schedule (Inherit from 5.3)</text:p>
              <text:list>
                <text:list-item>
                  <text:p text:style-name="P7">Join Link</text:p>
                </text:list-item>
                <text:list-item>
                  <text:p text:style-name="P7">Showtime Information</text:p>
                  <text:list>
                    <text:list-item>
                      <text:p text:style-name="P7">Calendar With Further Showtimes</text:p>
                    </text:list-item>
                    <text:list-item>
                      <text:p text:style-name="P7">Expandable Rollover (TBD)</text:p>
                    </text:list-item>
                  </text:list>
                </text:list-item>
              </text:list>
            </text:list-item>
            <text:list-item>
              <text:p text:style-name="P7">Activity Monitoring (From 6.0 and 7.0)</text:p>
            </text:list-item>
            <text:list-item>
              <text:p text:style-name="P7">Screening Information</text:p>
            </text:list-item>
            <text:list-item>
              <text:p text:style-name="P7">Purchase Process</text:p>
              <text:list>
                <text:list-item>
                  <text:p text:style-name="P7">Join/Login</text:p>
                </text:list-item>
                <text:list-item>
                  <text:p text:style-name="P7"><text:soft-page-break/>Host A Screening</text:p>
                  <text:list>
                    <text:list-item>
                      <text:p text:style-name="P7">Upload Picture</text:p>
                    </text:list-item>
                    <text:list-item>
                      <text:p text:style-name="P7">Pick Date and Time</text:p>
                    </text:list-item>
                    <text:list-item>
                      <text:p text:style-name="P7">Featured, Public, or Private</text:p>
                    </text:list-item>
                  </text:list>
                </text:list-item>
                <text:list-item>
                  <text:p text:style-name="P7">Promotion Presentation (TBD)</text:p>
                </text:list-item>
                <text:list-item>
                  <text:p text:style-name="P7">Invite Friends (Inverted from Current)</text:p>
                </text:list-item>
                <text:list-item>
                  <text:p text:style-name="P7">Buy A Ticket</text:p>
                  <text:list>
                    <text:list-item>
                      <text:p text:style-name="P7">Credit Card</text:p>
                    </text:list-item>
                    <text:list-item>
                      <text:p text:style-name="P7">Paypal</text:p>
                    </text:list-item>
                    <text:list-item>
                      <text:p text:style-name="P7">Subscriptions</text:p>
                    </text:list-item>
                    <text:list-item>
                      <text:p text:style-name="P7">Gifts</text:p>
                    </text:list-item>
                  </text:list>
                </text:list-item>
                <text:list-item>
                  <text:p text:style-name="P7">Enter The Theater</text:p>
                </text:list-item>
              </text:list>
            </text:list-item>
            <text:list-item>
              <text:p text:style-name="P7">Ticket Exchange</text:p>
            </text:list-item>
            <text:list-item>
              <text:p text:style-name="P7">Countdown</text:p>
            </text:list-item>
            <text:list-item>
              <text:p text:style-name="P7">Toasters</text:p>
              <text:list>
                <text:list-item>
                  <text:p text:style-name="P7">Screening Started</text:p>
                </text:list-item>
                <text:list-item>
                  <text:p text:style-name="P7">Screening Completed</text:p>
                </text:list-item>
                <text:list-item>
                  <text:p text:style-name="P7">Screening Sold Out</text:p>
                </text:list-item>
                <text:list-item>
                  <text:p text:style-name="P7">Etc...</text:p>
                </text:list-item>
              </text:list>
            </text:list-item>
            <text:list-item>
              <text:p text:style-name="P7">Timezone Set</text:p>
            </text:list-item>
          </text:list>
        </text:list-item>
        <text:list-item>
          <text:p text:style-name="P6">Screening Room</text:p>
          <text:list>
            <text:list-item>
              <text:p text:style-name="P7">Prescreening Overlay</text:p>
              <text:list>
                <text:list-item>
                  <text:p text:style-name="P7">Invitation Link</text:p>
                </text:list-item>
                <text:list-item>
                  <text:p text:style-name="P7">Share Showtimes</text:p>
                </text:list-item>
                <text:list-item>
                  <text:p text:style-name="P7">Theater How-To</text:p>
                </text:list-item>
                <text:list-item>
                  <text:p text:style-name="P7">Screening Information</text:p>
                </text:list-item>
              </text:list>
            </text:list-item>
            <text:list-item>
              <text:p text:style-name="P7">Menu Bar</text:p>
              <text:list>
                <text:list-item>
                  <text:p text:style-name="P7">Constellation Overlay</text:p>
                  <text:list>
                    <text:list-item>
                      <text:p text:style-name="P7">Use Avatars as opposed to dots</text:p>
                    </text:list-item>
                    <text:list-item>
                      <text:p text:style-name="P7">Direct Chat</text:p>
                    </text:list-item>
                    <text:list-item>
                      <text:p text:style-name="P7">Direct Chat Interrupts</text:p>
                    </text:list-item>
                  </text:list>
                </text:list-item>
                <text:list-item>
                  <text:p text:style-name="P7">Chat</text:p>
                </text:list-item>
                <text:list-item>
                  <text:p text:style-name="P7">Film Information</text:p>
                </text:list-item>
                <text:list-item>
                  <text:p text:style-name="P7">Q&amp;A</text:p>
                  <text:list>
                    <text:list-item>
                      <text:p text:style-name="P7">Video Feed</text:p>
                    </text:list-item>
                    <text:list-item>
                      <text:p text:style-name="P7">Question Input</text:p>
                    </text:list-item>
                    <text:list-item>
                      <text:p text:style-name="P7">Host Question Selection</text:p>
                    </text:list-item>
                    <text:list-item>
                      <text:p text:style-name="P7">Host Answer Input</text:p>
                    </text:list-item>
                  </text:list>
                </text:list-item>
                <text:list-item>
                  <text:p text:style-name="P7">Help</text:p>
                </text:list-item>
                <text:list-item>
                  <text:p text:style-name="P7">Watching Now (User Count)</text:p>
                </text:list-item>
                <text:list-item>
                  <text:p text:style-name="P7">Review and Recommendations</text:p>
                </text:list-item>
                <text:list-item>
                  <text:p text:style-name="P7">Facebook Screening Share (Purchase)</text:p>
                </text:list-item>
                <text:list-item>
                  <text:p text:style-name="P7">Twitter Screening Share (Purchase)</text:p>
                </text:list-item>
                <text:list-item>
                  <text:p text:style-name="P7">Menubar Toggle</text:p>
                </text:list-item>
              </text:list>
            </text:list-item>
            <text:list-item>
              <text:p text:style-name="P7">Film Screenings</text:p>
            </text:list-item>
            <text:list-item>
              <text:p text:style-name="P7">Countdown</text:p>
            </text:list-item>
            <text:list-item>
              <text:p text:style-name="P7"><text:soft-page-break/>Review and Recommendations Overlay</text:p>
              <text:list>
                <text:list-item>
                  <text:p text:style-name="P7">Stuff...</text:p>
                </text:list-item>
              </text:list>
            </text:list-item>
            <text:list-item>
              <text:p text:style-name="P7">Post Film Interview Overlay</text:p>
              <text:list>
                <text:list-item>
                  <text:p text:style-name="P7">Fullscreen Overlay</text:p>
                </text:list-item>
                <text:list-item>
                  <text:p text:style-name="P7">Questions Slideshow</text:p>
                </text:list-item>
              </text:list>
            </text:list-item>
            <text:list-item>
              <text:p text:style-name="P7">Promotions/Advertisements</text:p>
              <text:list>
                <text:list-item>
                  <text:p text:style-name="P7">Concessions</text:p>
                </text:list-item>
                <text:list-item>
                  <text:p text:style-name="P7">Banners/Promos</text:p>
                </text:list-item>
              </text:list>
            </text:list-item>
            <text:list-item>
              <text:p text:style-name="P9">Host Remittance</text:p>
              <text:list>
                <text:list-item>
                  <text:p text:style-name="P9">Enter Paypal/Bank/CC Account Info for Remittance (TBD)</text:p>
                </text:list-item>
              </text:list>
            </text:list-item>
          </text:list>
        </text:list-item>
        <text:list-item>
          <text:p text:style-name="P6">Subscriptions</text:p>
          <text:list>
            <text:list-item>
              <text:p text:style-name="P7">Login</text:p>
            </text:list-item>
            <text:list-item>
              <text:p text:style-name="P7">Define Subscription</text:p>
              <text:list>
                <text:list-item>
                  <text:p text:style-name="P7">X Tickets </text:p>
                </text:list-item>
                <text:list-item>
                  <text:p text:style-name="P7">Timeperiod</text:p>
                </text:list-item>
              </text:list>
            </text:list-item>
            <text:list-item>
              <text:p text:style-name="P7">Payment Information</text:p>
              <text:list>
                <text:list-item>
                  <text:p text:style-name="P7">Credit Card</text:p>
                </text:list-item>
                <text:list-item>
                  <text:p text:style-name="P7">Paypal</text:p>
                </text:list-item>
              </text:list>
            </text:list-item>
            <text:list-item>
              <text:p text:style-name="P7">Auto Re-Subscribe</text:p>
            </text:list-item>
            <text:list-item>
              <text:p text:style-name="P7">Transfers</text:p>
              <text:list>
                <text:list-item>
                  <text:p text:style-name="P7">Gifts</text:p>
                </text:list-item>
                <text:list-item>
                  <text:p text:style-name="P7">Guest</text:p>
                </text:list-item>
              </text:list>
            </text:list-item>
          </text:list>
        </text:list-item>
        <text:list-item>
          <text:p text:style-name="P6">Account Management Page</text:p>
          <text:list>
            <text:list-item>
              <text:p text:style-name="P7">Your Username/Password</text:p>
            </text:list-item>
            <text:list-item>
              <text:p text:style-name="P7">Your Facebook Information</text:p>
            </text:list-item>
            <text:list-item>
              <text:p text:style-name="P7">Your Twitter Information</text:p>
            </text:list-item>
            <text:list-item>
              <text:p text:style-name="P7">Your Purchase History</text:p>
            </text:list-item>
            <text:list-item>
              <text:p text:style-name="P7">Your Showtimes</text:p>
            </text:list-item>
            <text:list-item>
              <text:p text:style-name="P7">Your Input</text:p>
              <text:list>
                <text:list-item>
                  <text:p text:style-name="P7">Questions</text:p>
                </text:list-item>
                <text:list-item>
                  <text:p text:style-name="P7">Reviews</text:p>
                </text:list-item>
                <text:list-item>
                  <text:p text:style-name="P7">IM</text:p>
                </text:list-item>
              </text:list>
            </text:list-item>
            <text:list-item>
              <text:p text:style-name="P7">Your Subscriptions</text:p>
            </text:list-item>
            <text:list-item>
              <text:p text:style-name="P7">Your Transfers</text:p>
              <text:list>
                <text:list-item>
                  <text:p text:style-name="P7">Gifts</text:p>
                </text:list-item>
                <text:list-item>
                  <text:p text:style-name="P7">Guest</text:p>
                </text:list-item>
              </text:list>
            </text:list-item>
          </text:list>
        </text:list-item>
      </text:list>
      <text:p text:style-name="P1"/>
      <text:p text:style-name="P1"/>
      <text:p text:style-name="P4">Backend Database</text:p>
      <text:p text:style-name="P4"/>
      <text:list xml:id="list31334951" text:continue-numbering="true" text:style-name="L1">
        <text:list-item>
          <text:p text:style-name="P5">Film Management</text:p>
          <text:list>
            <text:list-item>
              <text:p text:style-name="P3">List Films</text:p>
            </text:list-item>
            <text:list-item>
              <text:p text:style-name="P3">Search Films</text:p>
            </text:list-item>
            <text:list-item>
              <text:p text:style-name="P3">Add/Edit Film</text:p>
              <text:list>
                <text:list-item>
                  <text:p text:style-name="P8">Film title</text:p>
                </text:list-item>
                <text:list-item>
                  <text:p text:style-name="P8">Credits<text:tab/></text:p>
                </text:list-item>
                <text:list-item>
                  <text:p text:style-name="P8"><text:soft-page-break/>Directors, producers, production company, cast, other crew positions. <text:s/>Ability to add categories and multiple entries per category.</text:p>
                </text:list-item>
                <text:list-item>
                  <text:p text:style-name="P8">Film synopsis (300 words)</text:p>
                </text:list-item>
                <text:list-item>
                  <text:p text:style-name="P8">Film synopsis (30 words)</text:p>
                </text:list-item>
                <text:list-item>
                  <text:p text:style-name="P8">Film Trailer</text:p>
                </text:list-item>
                <text:list-item>
                  <text:p text:style-name="P8">Movie poster</text:p>
                </text:list-item>
                <text:list-item>
                  <text:p text:style-name="P8">Still image</text:p>
                </text:list-item>
                <text:list-item>
                  <text:p text:style-name="P8">Movie files (3 encode rates)</text:p>
                </text:list-item>
                <text:list-item>
                  <text:p text:style-name="P8">Movie duration</text:p>
                </text:list-item>
                <text:list-item>
                  <text:p text:style-name="P8">Ticket Price</text:p>
                </text:list-item>
                <text:list-item>
                  <text:p text:style-name="P8">Geo-blocking</text:p>
                </text:list-item>
                <text:list-item>
                  <text:p text:style-name="P8">Total seats in theaters</text:p>
                </text:list-item>
                <text:list-item>
                  <text:p text:style-name="P8">Filmmaker Message</text:p>
                </text:list-item>
                <text:list-item>
                  <text:p text:style-name="P8">Film Information</text:p>
                </text:list-item>
              </text:list>
            </text:list-item>
            <text:list-item>
              <text:p text:style-name="P7">View Report</text:p>
              <text:list>
                <text:list-item>
                  <text:p text:style-name="P9">Aggregate Screening “Metrics” (from 11.5 Below)</text:p>
                </text:list-item>
              </text:list>
            </text:list-item>
            <text:list-item>
              <text:p text:style-name="P7">Delete Film</text:p>
            </text:list-item>
          </text:list>
        </text:list-item>
        <text:list-item>
          <text:p text:style-name="P10">Screening Management</text:p>
          <text:list>
            <text:list-item>
              <text:p text:style-name="P9">List Screenings</text:p>
            </text:list-item>
            <text:list-item>
              <text:p text:style-name="P9">Search Screenings</text:p>
              <text:list>
                <text:list-item>
                  <text:p text:style-name="P9">Title</text:p>
                </text:list-item>
                <text:list-item>
                  <text:p text:style-name="P9">Date</text:p>
                </text:list-item>
                <text:list-item>
                  <text:p text:style-name="P9">Etc...</text:p>
                </text:list-item>
              </text:list>
            </text:list-item>
            <text:list-item>
              <text:p text:style-name="P9">Add Screenings</text:p>
              <text:list>
                <text:list-item>
                  <text:list>
                    <text:list-item>
                      <text:p text:style-name="P8">Choice to set up Featured, Private or Public</text:p>
                    </text:list-item>
                    <text:list-item>
                      <text:p text:style-name="P8">Hosted or Non-Hosted</text:p>
                    </text:list-item>
                    <text:list-item>
                      <text:p text:style-name="P8">Host selection – integration with user management</text:p>
                    </text:list-item>
                    <text:list-item>
                      <text:p text:style-name="P8">Number of attendees</text:p>
                    </text:list-item>
                    <text:list-item>
                      <text:p text:style-name="P9">Time, Date</text:p>
                    </text:list-item>
                  </text:list>
                </text:list-item>
              </text:list>
            </text:list-item>
            <text:list-item>
              <text:p text:style-name="P8">Delete Screenings</text:p>
            </text:list-item>
            <text:list-item>
              <text:p text:style-name="P8">Edit Screening (Call this “Attributes”)</text:p>
              <text:list>
                <text:list-item>
                  <text:list>
                    <text:list-item>
                      <text:p text:style-name="P8">Any feature of screening may be edited. <text:s/>Changing date/time prompts for an automatic update to be sent to people who have bought tickets.</text:p>
                    </text:list-item>
                  </text:list>
                </text:list-item>
              </text:list>
            </text:list-item>
            <text:list-item>
              <text:p text:style-name="P8">View Metrics (Call this “Metrics”) -- See 10.3.1 Above</text:p>
              <text:list>
                <text:list-item>
                  <text:p text:style-name="P8">Tickets sold</text:p>
                </text:list-item>
                <text:list-item>
                  <text:p text:style-name="P8">Total Views</text:p>
                </text:list-item>
                <text:list-item>
                  <text:p text:style-name="P8">Invitations sent out for the screening and by whom</text:p>
                </text:list-item>
                <text:list-item>
                  <text:p text:style-name="P8">Tickets bought via invitation</text:p>
                </text:list-item>
                <text:list-item>
                  <text:p text:style-name="P8">Attendees names and information</text:p>
                </text:list-item>
                <text:list-item>
                  <text:p text:style-name="P8">Each user should be assigned a number. <text:s/>This number should link to their profile under “User Management”. <text:s/></text:p>
                </text:list-item>
                <text:list-item>
                  <text:p text:style-name="P8">Activity log (which would include comments and reviews).</text:p>
                </text:list-item>
                <text:list-item>
                  <text:p text:style-name="P8">Reviews</text:p>
                </text:list-item>
              </text:list>
            </text:list-item>
          </text:list>
        </text:list-item>
        <text:list-item>
          <text:p text:style-name="P10">User Management</text:p>
          <text:list>
            <text:list-item>
              <text:p text:style-name="P9">List Users with following Sort Options</text:p>
              <text:list>
                <text:list-item>
                  <text:p text:style-name="P9"><text:soft-page-break/>UID</text:p>
                </text:list-item>
                <text:list-item>
                  <text:p text:style-name="P9">Full name</text:p>
                </text:list-item>
                <text:list-item>
                  <text:p text:style-name="P9">Date of signing up</text:p>
                </text:list-item>
                <text:list-item>
                  <text:p text:style-name="P9">Most recent login</text:p>
                </text:list-item>
                <text:list-item>
                  <text:p text:style-name="P9">Email address</text:p>
                </text:list-item>
                <text:list-item>
                  <text:p text:style-name="P9">Username,</text:p>
                </text:list-item>
                <text:list-item>
                  <text:p text:style-name="P9">User type (host or viewer. <text:s/>In most cases, our expectation is that hosts will also be viewers).</text:p>
                </text:list-item>
              </text:list>
            </text:list-item>
            <text:list-item>
              <text:p text:style-name="P9">Search Users</text:p>
              <text:list>
                <text:list-item>
                  <text:p text:style-name="P9">Type</text:p>
                </text:list-item>
                <text:list-item>
                  <text:p text:style-name="P9">Full Name</text:p>
                </text:list-item>
                <text:list-item>
                  <text:p text:style-name="P9">Username</text:p>
                </text:list-item>
                <text:list-item>
                  <text:p text:style-name="P9">Email</text:p>
                </text:list-item>
              </text:list>
            </text:list-item>
            <text:list-item>
              <text:p text:style-name="P9">Add A User</text:p>
              <text:list>
                <text:list-item>
                  <text:p text:style-name="P9">Email address is Unique</text:p>
                </text:list-item>
                <text:list-item>
                  <text:p text:style-name="P9">Name</text:p>
                </text:list-item>
                <text:list-item>
                  <text:p text:style-name="P8">Image</text:p>
                </text:list-item>
                <text:list-item>
                  <text:p text:style-name="P9">Description</text:p>
                </text:list-item>
              </text:list>
            </text:list-item>
            <text:list-item>
              <text:p text:style-name="P9">Edit A User</text:p>
              <text:list>
                <text:list-item>
                  <text:p text:style-name="P8">Screenings attended</text:p>
                </text:list-item>
                <text:list-item>
                  <text:p text:style-name="P8">Tickets purchased with prices</text:p>
                </text:list-item>
                <text:list-item>
                  <text:p text:style-name="P8">All account information (we do not store credit cards), </text:p>
                </text:list-item>
                <text:list-item>
                  <text:p text:style-name="P8">All chat messages <text:s/></text:p>
                </text:list-item>
                <text:list-item>
                  <text:p text:style-name="P8">Reviews left at each screening attended</text:p>
                </text:list-item>
                <text:list-item>
                  <text:p text:style-name="P8">Actions</text:p>
                  <text:list>
                    <text:list-item>
                      <text:p text:style-name="P8">Time stamps entering and leaving the theater</text:p>
                    </text:list-item>
                    <text:list-item>
                      <text:p text:style-name="P8">How many invitations they sent to friends.</text:p>
                    </text:list-item>
                  </text:list>
                </text:list-item>
              </text:list>
            </text:list-item>
            <text:list-item>
              <text:p text:style-name="P8">Delete a User</text:p>
            </text:list-item>
            <text:list-item>
              <text:p text:style-name="P8">Sort and download information pertaining to user behavior in the screenings on a per-film basis. <text:s/></text:p>
            </text:list-item>
            <text:list-item>
              <text:p text:style-name="P8">Add a Host</text:p>
              <text:list>
                <text:list-item>
                  <text:p text:style-name="P8"/>
                </text:list-item>
                <text:list-item>
                  <text:p text:style-name="P9"/>
                </text:list-item>
              </text:list>
            </text:list-item>
          </text:list>
        </text:list-item>
        <text:list-item>
          <text:p text:style-name="P10">Payment Statistics</text:p>
          <text:list>
            <text:list-item>
              <text:p text:style-name="P9">List Payments</text:p>
            </text:list-item>
            <text:list-item>
              <text:p text:style-name="P9">Search Payments</text:p>
              <text:list>
                <text:list-item>
                  <text:p text:style-name="P9">Screenings</text:p>
                </text:list-item>
                <text:list-item>
                  <text:p text:style-name="P9">Name</text:p>
                </text:list-item>
                <text:list-item>
                  <text:p text:style-name="P9">Date</text:p>
                </text:list-item>
                <text:list-item>
                  <text:p text:style-name="P9">Email</text:p>
                </text:list-item>
                <text:list-item>
                  <text:p text:style-name="P9">Type (Auth, Capture, Credit, Void, Refund)</text:p>
                </text:list-item>
              </text:list>
            </text:list-item>
            <text:list-item>
              <text:p text:style-name="P9">View Payment</text:p>
              <text:list>
                <text:list-item>
                  <text:p text:style-name="P9">Void Payment</text:p>
                </text:list-item>
                <text:list-item>
                  <text:p text:style-name="P9">Refund User</text:p>
                </text:list-item>
                <text:list-item>
                  <text:p text:style-name="P9">Credit User</text:p>
                </text:list-item>
              </text:list>
            </text:list-item>
            <text:list-item>
              <text:p text:style-name="P9">Create Payment</text:p>
              <text:list>
                <text:list-item>
                  <text:p text:style-name="P9"><text:soft-page-break/>Select User</text:p>
                </text:list-item>
                <text:list-item>
                  <text:p text:style-name="P9">Enter Information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" svg:font-family="Cambria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mbri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Cambria" style:font-family-generic="roman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mes Lawler</meta:initial-creator>
    <dc:creator>Big Earl Madsen</dc:creator>
    <meta:editing-cycles>131</meta:editing-cycles>
    <meta:creation-date>2010-11-24T15:56:00</meta:creation-date>
    <dc:date>2010-12-13T11:23:28.90</dc:date>
    <meta:editing-duration>PT04H02M27S</meta:editing-duration>
    <meta:generator>OpenOffice.org/3.2$Win32 OpenOffice.org_project/320m18$Build-9502</meta:generator>
    <meta:document-statistic meta:table-count="0" meta:image-count="0" meta:object-count="0" meta:page-count="6" meta:paragraph-count="220" meta:word-count="872" meta:character-count="5602"/>
    <meta:user-defined meta:name="AppVersion">12.0000</meta:user-defined>
    <meta:user-defined meta:name="Company">James Lawler Production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